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LCHEZ CORDOVA, MIGUEL DA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ILCHEZ CORDOVA, MIGUEL DA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015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ISCO SILVA, HELM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2270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9:23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